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F00000183C8B929CDC26BDCCA.png" manifest:media-type="image/png"/>
  <manifest:file-entry manifest:full-path="Pictures/100002010000016F00000183961A904953D8E813.png" manifest:media-type="image/png"/>
  <manifest:file-entry manifest:full-path="Pictures/100002010000019000000223D60875BD14258CCC.png" manifest:media-type="image/png"/>
  <manifest:file-entry manifest:full-path="Pictures/100002010000015400000118452C82EBC51BAF37.png" manifest:media-type="image/png"/>
  <manifest:file-entry manifest:full-path="Pictures/10000201000001C50000012C515250A43CB137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808000" draw:fill="none" draw:textarea-vertical-align="middle"/>
    </style:style>
    <style:style style:name="gr2" style:family="graphic" style:parent-style-name="objectwithoutfill">
      <style:graphic-properties svg:stroke-color="#0000ff" draw:fill="none" draw:textarea-vertical-align="middle"/>
    </style:style>
    <style:style style:name="gr3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1.528cm" fo:min-width="2.675cm"/>
    </style:style>
    <style:style style:name="gr4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1.401cm" fo:min-width="2.67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1.02cm" fo:min-width="2.802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639cm" fo:min-width="4.0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3.571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3.564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0.671cm" fo:min-width="3.564cm"/>
    </style:style>
    <style:style style:name="gr20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28cm"/>
    </style:style>
    <style:style style:name="gr22" style:family="graphic" style:parent-style-name="objectwithoutfill">
      <style:graphic-properties svg:stroke-color="#008080"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0.475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.671cm" fo:min-width="2.6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c0c0c0"/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color="#008080" fo:font-size="12pt" style:font-size-asian="12pt" style:font-size-complex="12pt"/>
    </style:style>
    <style:style style:name="P9" style:family="paragraph">
      <loext:graphic-properties draw:fill="none"/>
      <style:text-properties fo:color="#00808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8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2.27cm" svg:x2="2.27cm" svg:y2="2.27cm">
          <text:p/>
        </draw:line>
        <draw:line draw:style-name="gr1" draw:text-style-name="P1" draw:layer="layout" svg:x1="2.27cm" svg:y1="2.27cm" svg:x2="3.921cm" svg:y2="4.048cm">
          <text:p/>
        </draw:line>
        <draw:line draw:style-name="gr1" draw:text-style-name="P1" draw:layer="layout" svg:x1="3.921cm" svg:y1="4.048cm" svg:x2="6.842cm" svg:y2="4.048cm">
          <text:p/>
        </draw:line>
        <draw:line draw:style-name="gr1" draw:text-style-name="P1" draw:layer="layout" svg:x1="6.842cm" svg:y1="4.048cm" svg:x2="8.493cm" svg:y2="2.397cm">
          <text:p/>
        </draw:line>
        <draw:line draw:style-name="gr1" draw:text-style-name="P1" draw:layer="layout" svg:x1="8.493cm" svg:y1="2.397cm" svg:x2="8.874cm" svg:y2="2.397cm">
          <text:p/>
        </draw:line>
        <draw:line draw:style-name="gr1" draw:text-style-name="P1" draw:layer="layout" svg:x1="8.874cm" svg:y1="2.397cm" svg:x2="11.414cm" svg:y2="8.112cm">
          <text:p/>
        </draw:line>
        <draw:line draw:style-name="gr1" draw:text-style-name="P1" draw:layer="layout" svg:x1="11.414cm" svg:y1="8.112cm" svg:x2="15.351cm" svg:y2="8.112cm">
          <text:p/>
        </draw:line>
        <draw:line draw:style-name="gr1" draw:text-style-name="P1" draw:layer="layout" svg:x1="15.351cm" svg:y1="8.112cm" svg:x2="16.748cm" svg:y2="6.461cm">
          <text:p/>
        </draw:line>
        <draw:line draw:style-name="gr1" draw:text-style-name="P1" draw:layer="layout" svg:x1="16.748cm" svg:y1="6.461cm" svg:x2="17.002cm" svg:y2="6.461cm">
          <text:p/>
        </draw:line>
        <draw:line draw:style-name="gr1" draw:text-style-name="P1" draw:layer="layout" svg:x1="17.002cm" svg:y1="6.461cm" svg:x2="19.415cm" svg:y2="9.89cm">
          <text:p/>
        </draw:line>
        <draw:polyline draw:style-name="gr2" draw:text-style-name="P1" draw:layer="layout" svg:width="5.459cm" svg:height="0.381cm" svg:x="2.651cm" svg:y="2.523cm" svg:viewBox="0 0 5460 382" draw:points="0,128 381,1 508,381 1270,0 1397,381 2159,0 2286,382 3048,1 3175,381 4064,0 4318,382 5080,1 5206,382 5460,255">
          <text:p/>
        </draw:polyline>
        <draw:polyline draw:style-name="gr2" draw:text-style-name="P1" draw:layer="layout" svg:width="5.459cm" svg:height="0.381cm" svg:x="10.906cm" svg:y="6.587cm" svg:viewBox="0 0 5460 382" draw:points="0,128 381,1 508,381 1270,0 1397,381 2159,0 2286,382 3048,1 3175,381 4064,0 4318,382 5080,1 5206,382 5460,255">
          <text:p/>
        </draw:polyline>
        <draw:custom-shape draw:style-name="gr3" draw:text-style-name="P3" xml:id="id3" draw:id="id3" draw:layer="layout" svg:width="3.175cm" svg:height="1.778cm" svg:x="3.667cm" svg:y="6.334cm">
          <text:p text:style-name="P2"><text:span text:style-name="T1">RPUno</text:span></text:p>
          <text:p text:style-name="P2"><text:span text:style-name="T1">/4/..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3.175cm" svg:height="1.778cm" svg:x="10.652cm" svg:y="8.493cm">
          <text:p text:style-name="P2"><text:span text:style-name="T1">RPUno</text:span></text:p>
          <text:p text:style-name="P2"><text:span text:style-name="T1">/3/..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3.175cm" svg:height="1.651cm" svg:x="22.329cm" svg:y="13.954cm">
          <text:p text:style-name="P2"><text:span text:style-name="T1">IRRIGATE7</text:span></text:p>
          <text:p text:style-name="P2"><text:span text:style-name="T1">/1/..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xml:id="id10" draw:id="id10" draw:layer="layout" svg:width="3.302cm" svg:height="1.27cm" svg:x="19.415cm" svg:y="10.271cm">
          <text:p text:style-name="P2"><text:span text:style-name="T1">SOLENOID</text:span><text:span text:style-name="T1"><text:line-break/></text:span><text:span text:style-name="T1">VALV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72cm" svg:height="0.889cm" svg:x="7.858cm" svg:y="17.51cm">
          <text:p text:style-name="P2">Pi Zero W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868cm" svg:height="0.725cm" svg:x="4.81cm" svg:y="18.653cm">
          <draw:text-box>
            <text:p><text:span text:style-name="T2">WiFi air gap</text:span></text:p>
          </draw:text-box>
        </draw:frame>
        <draw:frame draw:style-name="gr8" draw:text-style-name="P6" draw:layer="layout" svg:width="5.248cm" svg:height="0.806cm" svg:x="1.381cm" svg:y="1.127cm">
          <draw:text-box>
            <text:p><text:span text:style-name="T3">UPPER RESERVOIR</text:span></text:p>
          </draw:text-box>
        </draw:frame>
        <draw:line draw:style-name="gr1" draw:text-style-name="P1" draw:layer="layout" svg:x1="19.415cm" svg:y1="9.89cm" svg:x2="26.654cm" svg:y2="10.525cm">
          <text:p/>
        </draw:line>
        <draw:frame draw:style-name="gr9" draw:text-style-name="P6" draw:layer="layout" svg:width="4.071cm" svg:height="2.471cm" svg:x="19.415cm" svg:y="6.08cm">
          <draw:text-box>
            <text:p><text:span text:style-name="T3">ORCHARD</text:span><text:span text:style-name="T3"><text:line-break/></text:span><text:span text:style-name="T3">VINEYARD</text:span></text:p>
            <text:p><text:span text:style-name="T3">GARDEN</text:span></text:p>
          </draw:text-box>
        </draw:frame>
        <draw:custom-shape draw:style-name="gr3" draw:text-style-name="P3" xml:id="id9" draw:id="id9" draw:layer="layout" svg:width="3.175cm" svg:height="1.778cm" svg:x="15.217cm" svg:y="12.557cm">
          <text:p text:style-name="P2"><text:span text:style-name="T1">IRRIGATE7</text:span></text:p>
          <text:p text:style-name="P2"><text:span text:style-name="T1">/2/..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xml:id="id8" draw:id="id8" draw:layer="layout" svg:width="3.048cm" svg:height="1.397cm" svg:x="23.225cm" svg:y="10.906cm">
          <text:p text:style-name="P2"><text:span text:style-name="T1">MOISTURE</text:span><text:span text:style-name="T1"><text:line-break/></text:span><text:span text:style-name="T1">SENSORS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715cm" svg:y1="3.413cm" svg:x2="8.366cm" svg:y2="3.413cm">
          <text:p/>
        </draw:line>
        <draw:line draw:style-name="gr11" draw:text-style-name="P1" draw:layer="layout" svg:x1="10.017cm" svg:y1="3.413cm" svg:x2="8.366cm" svg:y2="3.413cm">
          <text:p/>
        </draw:line>
        <draw:line draw:style-name="gr12" draw:text-style-name="P1" draw:layer="layout" svg:x1="11.795cm" svg:y1="3.413cm" svg:x2="11.795cm" svg:y2="6.969cm">
          <text:p/>
        </draw:line>
        <draw:path draw:style-name="gr12" draw:text-style-name="P1" xml:id="id1" draw:id="id1" draw:layer="layout" svg:width="0.761cm" svg:height="0.253cm" svg:x="7.985cm" svg:y="3.921cm" svg:viewBox="0 0 762 254" svg:d="M0 0c435 571 762 0 762 0">
          <text:p/>
        </draw:path>
        <draw:line draw:style-name="gr12" draw:text-style-name="P1" draw:layer="layout" svg:x1="7.985cm" svg:y1="3.921cm" svg:x2="8.747cm" svg:y2="3.921cm">
          <text:p/>
        </draw:line>
        <draw:line draw:style-name="gr12" draw:text-style-name="P1" draw:layer="layout" svg:x1="8.366cm" svg:y1="3.413cm" svg:x2="8.366cm" svg:y2="3.921cm">
          <text:p/>
        </draw:line>
        <draw:custom-shape draw:style-name="gr13" draw:text-style-name="P7" xml:id="id2" draw:id="id2" draw:layer="layout" svg:width="0.762cm" svg:height="0.762cm" svg:x="7.985cm" svg:y="4.302cm">
          <text:p text:style-name="P2"><text:span text:style-name="T2">F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8.366cm" svg:y1="4.175cm" svg:x2="8.366cm" svg:y2="4.302cm" draw:start-shape="id1" draw:start-glue-point="2" draw:end-shape="id2" draw:end-glue-point="4" svg:d="M8366 4175v127" svg:viewBox="0 0 1 128">
          <text:p/>
        </draw:connector>
        <draw:connector draw:style-name="gr11" draw:text-style-name="P1" draw:layer="layout" draw:type="curve" svg:x1="3.667cm" svg:y1="7.223cm" svg:x2="7.985cm" svg:y2="4.683cm" draw:start-shape="id3" draw:start-glue-point="3" draw:end-shape="id2" draw:end-glue-point="6" svg:d="M3667 7223c-753 0-2912-2540 4318-2540" svg:viewBox="0 0 5212 2541">
          <text:p/>
        </draw:connector>
        <draw:line draw:style-name="gr12" draw:text-style-name="P1" draw:layer="layout" svg:x1="10.525cm" svg:y1="3.159cm" svg:x2="10.525cm" svg:y2="3.667cm">
          <text:p/>
        </draw:line>
        <draw:line draw:style-name="gr12" draw:text-style-name="P1" draw:layer="layout" svg:x1="10.017cm" svg:y1="3.159cm" svg:x2="10.017cm" svg:y2="3.667cm">
          <text:p/>
        </draw:line>
        <draw:line draw:style-name="gr12" draw:text-style-name="P1" draw:layer="layout" svg:x1="11.795cm" svg:y1="3.413cm" svg:x2="10.525cm" svg:y2="3.413cm">
          <text:p/>
        </draw:line>
        <draw:custom-shape draw:style-name="gr13" draw:text-style-name="P7" xml:id="id4" draw:id="id4" draw:layer="layout" svg:width="0.762cm" svg:height="0.762cm" svg:x="9.89cm" svg:y="4.048cm">
          <text:p text:style-name="P2"><text:span text:style-name="T2">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0.271cm" svg:y1="4.81cm" svg:x2="6.842cm" svg:y2="7.223cm" draw:start-shape="id4" draw:start-glue-point="8" draw:end-shape="id3" draw:end-glue-point="1" svg:d="M10271 4810c0 1609-1143 2413-3429 2413" svg:viewBox="0 0 3430 2414">
          <text:p/>
        </draw:connector>
        <draw:line draw:style-name="gr12" draw:text-style-name="P1" draw:layer="layout" svg:x1="10.017cm" svg:y1="3.159cm" svg:x2="10.525cm" svg:y2="3.159cm">
          <text:p/>
        </draw:line>
        <draw:line draw:style-name="gr12" draw:text-style-name="P1" draw:layer="layout" svg:x1="10.017cm" svg:y1="3.667cm" svg:x2="10.525cm" svg:y2="3.667cm">
          <text:p/>
        </draw:line>
        <draw:path draw:style-name="gr12" draw:text-style-name="P1" draw:layer="layout" svg:width="0.209cm" svg:height="0.452cm" svg:x="10.179cm" svg:y="3.189cm" svg:viewBox="0 0 210 453" svg:d="M119 209c35-26 53-36 71-101-7-44 13-39-43-86-41-21-71-39-101 4-26 38-46 40-41 82 6 44 66 75 114 101 32 49 43 46 72 90 32 47 20 69-15 106-24 29-53 51-106 47-37-27-49-27-70-72v-57l46-73z">
          <text:p/>
        </draw:path>
        <draw:frame draw:style-name="gr15" draw:text-style-name="P6" draw:layer="layout" svg:width="5.366cm" svg:height="0.806cm" svg:x="11.922cm" svg:y="5.318cm">
          <draw:text-box>
            <text:p><text:span text:style-name="T3">LOWER RESERVOIR</text:span></text:p>
          </draw:text-box>
        </draw:frame>
        <draw:line draw:style-name="gr12" draw:text-style-name="P1" draw:layer="layout" svg:x1="11.541cm" svg:y1="6.969cm" svg:x2="12.049cm" svg:y2="6.969cm">
          <text:p/>
        </draw:line>
        <draw:line draw:style-name="gr12" draw:text-style-name="P1" draw:layer="layout" svg:x1="12.049cm" svg:y1="7.35cm" svg:x2="12.049cm" svg:y2="6.969cm">
          <text:p/>
        </draw:line>
        <draw:line draw:style-name="gr12" draw:text-style-name="P1" draw:layer="layout" svg:x1="11.541cm" svg:y1="7.35cm" svg:x2="11.541cm" svg:y2="6.969cm">
          <text:p/>
        </draw:line>
        <draw:line draw:style-name="gr12" draw:text-style-name="P1" draw:layer="layout" svg:x1="11.795cm" svg:y1="7.223cm" svg:x2="11.541cm" svg:y2="7.35cm">
          <text:p/>
        </draw:line>
        <draw:line draw:style-name="gr12" draw:text-style-name="P1" draw:layer="layout" svg:x1="12.049cm" svg:y1="7.35cm" svg:x2="11.795cm" svg:y2="7.223cm">
          <text:p/>
        </draw:line>
        <draw:line draw:style-name="gr12" draw:text-style-name="P1" draw:layer="layout" svg:x1="10.271cm" svg:y1="4.048cm" svg:x2="10.271cm" svg:y2="3.667cm">
          <text:p/>
        </draw:line>
        <draw:frame draw:style-name="gr16" draw:text-style-name="P5" draw:layer="layout" svg:width="1.988cm" svg:height="1.199cm" svg:x="9.426cm" svg:y="1.962cm">
          <draw:text-box>
            <text:p><text:span text:style-name="T2">FLOW </text:span><text:span text:style-name="T2"><text:line-break/></text:span><text:span text:style-name="T2">METER</text:span></text:p>
          </draw:text-box>
        </draw:frame>
        <draw:custom-shape draw:style-name="gr13" draw:text-style-name="P7" xml:id="id5" draw:id="id5" draw:layer="layout" svg:width="0.762cm" svg:height="0.762cm" svg:x="3.794cm" svg:y="3.286cm">
          <text:p text:style-name="P2"><text:span text:style-name="T2">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4.175cm" svg:y1="2.016cm" svg:x2="4.175cm" svg:y2="3.286cm">
          <text:p/>
        </draw:line>
        <draw:connector draw:style-name="gr11" draw:text-style-name="P1" draw:layer="layout" draw:type="curve" draw:line-skew="-0.151cm 0.455cm" svg:x1="4.175cm" svg:y1="4.048cm" svg:x2="6.842cm" svg:y2="7.223cm" draw:start-shape="id5" draw:start-glue-point="8" draw:end-shape="id3" draw:end-glue-point="1" svg:d="M4175 4048c0 1488 1811 1239 2836 1661s1263 1514-169 1514" svg:viewBox="0 0 3674 3176">
          <text:p/>
        </draw:connector>
        <draw:frame draw:style-name="gr17" draw:text-style-name="P8" draw:layer="layout" svg:width="4.064cm" svg:height="1.351cm" svg:x="14.716cm" svg:y="16.921cm">
          <draw:text-box>
            <text:p><text:span text:style-name="T4">RPU_BUS</text:span><text:span text:style-name="T4"><text:line-break/></text:span><text:span text:style-name="T4">MAX DIST:1200m</text:span></text:p>
          </draw:text-box>
        </draw:frame>
        <draw:custom-shape draw:style-name="gr10" draw:text-style-name="P4" xml:id="id6" draw:id="id6" draw:layer="layout" svg:width="3.556cm" svg:height="0.762cm" svg:x="13.065cm" svg:y="4.429cm">
          <text:p text:style-name="P2"><text:span text:style-name="T1">SENSOR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6.621cm" svg:y1="4.81cm" svg:x2="13.827cm" svg:y2="9.382cm" draw:start-shape="id6" draw:start-glue-point="1" draw:end-shape="id7" draw:end-glue-point="1" svg:d="M16621 4810c751 0 2148 4572-2794 4572" svg:viewBox="0 0 3567 4573">
          <text:p/>
        </draw:connector>
        <draw:custom-shape draw:style-name="gr10" draw:text-style-name="P7" xml:id="id14" draw:id="id14" draw:layer="layout" svg:width="3.175cm" svg:height="0.921cm" svg:x="15.224cm" svg:y="14.335cm">
          <text:p text:style-name="P2"><text:span text:style-name="T2">RPUadpt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.876cm" svg:height="2.159cm" svg:x="18.809cm" svg:y="7.858cm">
          <draw:image xlink:href="Pictures/100002010000016F00000183C8B929CDC26BDCCA.png" xlink:type="simple" xlink:show="embed" xlink:actuate="onLoad" loext:mime-type="image/png">
            <text:p/>
          </draw:image>
        </draw:frame>
        <draw:frame draw:style-name="gr18" draw:text-style-name="P1" draw:layer="layout" svg:width="2.564cm" svg:height="1.553cm" svg:x="20.809cm" svg:y="8.591cm">
          <draw:image xlink:href="Pictures/100002010000016F00000183961A904953D8E813.png" xlink:type="simple" xlink:show="embed" xlink:actuate="onLoad" loext:mime-type="image/png">
            <text:p/>
          </draw:image>
        </draw:frame>
        <draw:frame draw:style-name="gr18" draw:text-style-name="P1" draw:layer="layout" svg:width="1.397cm" svg:height="1.016cm" svg:x="17.764cm" svg:y="7.35cm">
          <draw:image xlink:href="Pictures/100002010000019000000223D60875BD14258CCC.png" xlink:type="simple" xlink:show="embed" xlink:actuate="onLoad" loext:mime-type="image/png">
            <text:p/>
          </draw:image>
        </draw:frame>
        <draw:frame draw:style-name="gr18" draw:text-style-name="P1" draw:layer="layout" svg:width="3.048cm" svg:height="1.143cm" svg:x="23.86cm" svg:y="9.382cm">
          <draw:image xlink:href="Pictures/100002010000016F00000183C8B929CDC26BDCCA.png" xlink:type="simple" xlink:show="embed" xlink:actuate="onLoad" loext:mime-type="image/png">
            <text:p/>
          </draw:image>
        </draw:frame>
        <draw:frame draw:style-name="gr18" draw:text-style-name="P1" draw:layer="layout" svg:width="0.876cm" svg:height="0.725cm" svg:x="24.495cm" svg:y="7.26cm">
          <draw:image xlink:href="Pictures/10000201000001C50000012C515250A43CB13737.png" xlink:type="simple" xlink:show="embed" xlink:actuate="onLoad" loext:mime-type="image/png">
            <text:p/>
          </draw:image>
        </draw:frame>
        <draw:custom-shape draw:style-name="gr19" draw:text-style-name="P7" xml:id="id16" draw:id="id16" draw:layer="layout" svg:width="4.064cm" svg:height="0.921cm" svg:x="8.112cm" svg:y="16.589cm">
          <text:p text:style-name="P2"><text:span text:style-name="T2">RPUpi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4.066cm" svg:height="1.905cm" svg:x="8.11cm" svg:y="14.716cm">
          <text:p text:style-name="P2"><text:span text:style-name="T1">RPUlux</text:span></text:p>
          <text:p text:style-name="P2"><text:span text:style-name="T1">/0/...</text:span></text:p>
          <draw:enhanced-geometry svg:viewBox="0 0 21600 21600" draw:mirror-horizontal="true" draw:type="rectangle" draw:enhanced-path="M 0 0 L 21600 0 21600 21600 0 21600 0 0 Z N"/>
        </draw:custom-shape>
        <draw:connector draw:style-name="gr11" draw:text-style-name="P1" draw:layer="layout" draw:type="curve" draw:line-skew="-0.687cm" svg:x1="26.273cm" svg:y1="11.604cm" svg:x2="18.393cm" svg:y2="13.446cm" draw:start-shape="id8" draw:start-glue-point="1" draw:end-shape="id9" svg:d="M26273 11604c-279 0 3661 1842-7880 1842" svg:viewBox="0 0 8311 1843">
          <text:p/>
        </draw:connector>
        <draw:connector draw:style-name="gr11" draw:text-style-name="P1" draw:layer="layout" draw:type="curve" draw:line-skew="-1.027cm" svg:x1="15.218cm" svg:y1="13.446cm" svg:x2="19.415cm" svg:y2="10.906cm" draw:start-shape="id9" draw:start-glue-point="3" draw:end-shape="id10" draw:end-glue-point="3" svg:d="M15218 13446c-2292 0-4390-2540 4197-2540" svg:viewBox="0 0 6218 2541">
          <text:p/>
        </draw:connector>
        <draw:connector draw:style-name="gr11" draw:text-style-name="P1" draw:layer="layout" draw:type="curve" svg:x1="26.273cm" svg:y1="11.604cm" svg:x2="25.505cm" svg:y2="14.779cm" draw:start-shape="id8" draw:start-glue-point="1" draw:end-shape="id11" draw:end-glue-point="1" svg:d="M26273 11604c751 0 1135 3175-768 3175" svg:viewBox="0 0 1386 3176">
          <text:p/>
        </draw:connector>
        <draw:connector draw:style-name="gr11" draw:text-style-name="P1" draw:layer="layout" draw:type="curve" draw:line-skew="0.5cm" svg:x1="22.33cm" svg:y1="14.779cm" svg:x2="19.415cm" svg:y2="10.906cm" draw:start-shape="id11" draw:start-glue-point="3" draw:end-shape="id10" draw:end-glue-point="3" svg:d="M22330 14779c-4374 0-2916-3873-2915-3873" svg:viewBox="0 0 3150 3874">
          <text:p/>
        </draw:connector>
        <draw:frame draw:style-name="gr18" draw:text-style-name="P1" draw:layer="layout" svg:width="3.363cm" svg:height="1.524cm" svg:x="1.508cm" svg:y="16.875cm">
          <draw:image xlink:href="Pictures/100002010000015400000118452C82EBC51BAF37.png" xlink:type="simple" xlink:show="embed" xlink:actuate="onLoad" loext:mime-type="image/png">
            <text:p/>
          </draw:image>
        </draw:frame>
        <draw:frame draw:style-name="gr21" draw:text-style-name="P5" draw:layer="layout" svg:width="1.628cm" svg:height="0.725cm" svg:x="11.31cm" svg:y="7.388cm">
          <draw:text-box>
            <text:p><text:span text:style-name="T2">WEIR</text:span></text:p>
          </draw:text-box>
        </draw:frame>
        <draw:connector draw:style-name="gr22" draw:text-style-name="P1" draw:layer="layout" draw:type="curve" draw:line-skew="-0.337cm" svg:x1="5.254cm" svg:y1="9.033cm" svg:x2="12.239cm" svg:y2="11.16cm" draw:start-shape="id12" draw:start-glue-point="2" draw:end-shape="id13" draw:end-glue-point="2" svg:d="M5254 9033c0 3435 6985 2371 6985 2127" svg:viewBox="0 0 6986 2475">
          <text:p/>
        </draw:connector>
        <draw:connector draw:style-name="gr22" draw:text-style-name="P1" draw:layer="layout" draw:type="curve" draw:line-skew="-0.337cm" svg:x1="12.239cm" svg:y1="11.16cm" svg:x2="16.811cm" svg:y2="15.256cm" draw:start-shape="id13" draw:start-glue-point="2" draw:end-shape="id14" draw:end-glue-point="2" svg:d="M12239 11160c0 6388 4572 4340 4572 4096" svg:viewBox="0 0 4573 4601">
          <text:p/>
        </draw:connector>
        <draw:connector draw:style-name="gr22" draw:text-style-name="P1" draw:layer="layout" draw:type="curve" svg:x1="16.811cm" svg:y1="15.256cm" svg:x2="23.923cm" svg:y2="16.494cm" draw:start-shape="id14" draw:start-glue-point="2" draw:end-shape="id15" draw:end-glue-point="2" svg:d="M16811 15256c0 2607 7112 1988 7112 1238" svg:viewBox="0 0 7113 1890">
          <text:p/>
        </draw:connector>
        <draw:connector draw:style-name="gr22" draw:text-style-name="P1" draw:layer="layout" draw:type="curve" svg:x1="12.176cm" svg:y1="17.049cm" svg:x2="23.923cm" svg:y2="16.494cm" draw:start-shape="id16" draw:start-glue-point="1" draw:end-shape="id15" draw:end-glue-point="2" svg:d="M12176 17049c7832 0 11747-185 11747-555" svg:viewBox="0 0 11748 556">
          <text:p/>
        </draw:connector>
        <draw:frame draw:style-name="gr23" draw:text-style-name="P9" draw:layer="layout" svg:width="2.725cm" svg:height="0.725cm" svg:x="7.292cm" svg:y="10.652cm">
          <draw:text-box>
            <text:p><text:span text:style-name="T4">RPU_BUS</text:span></text:p>
          </draw:text-box>
        </draw:frame>
        <draw:custom-shape draw:style-name="gr24" draw:text-style-name="P7" xml:id="id13" draw:id="id13" draw:layer="layout" svg:width="3.175cm" svg:height="0.921cm" svg:x="10.652cm" svg:y="10.239cm">
          <text:p text:style-name="P2"><text:span text:style-name="T2">RPUadpt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xml:id="id12" draw:id="id12" draw:layer="layout" svg:width="3.175cm" svg:height="0.921cm" svg:x="3.667cm" svg:y="8.112cm">
          <text:p text:style-name="P2"><text:span text:style-name="T2">RPUadpt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xml:id="id15" draw:id="id15" draw:layer="layout" svg:width="3.175cm" svg:height="0.921cm" svg:x="22.336cm" svg:y="15.573cm">
          <text:p text:style-name="P2"><text:span text:style-name="T2">RPUadpt</text:span></text:p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2.691cm" svg:height="0.725cm" svg:x="2.247cm" svg:y="16.278cm">
          <draw:text-box>
            <text:p><text:span text:style-name="T2">NETWORK</text:span></text:p>
          </draw:text-box>
        </draw:frame>
        <draw:frame draw:style-name="gr7" draw:text-style-name="P5" draw:layer="layout" svg:width="3.868cm" svg:height="0.725cm" svg:x="9.959cm" svg:y="18.945cm">
          <draw:text-box>
            <text:p><text:span text:style-name="T2">Pi SBC /w Linu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nald Sutherland</meta:initial-creator>
    <meta:creation-date>2012-01-20T09:32:08.70</meta:creation-date>
    <dc:date>2019-05-04T11:30:59.977000000</dc:date>
    <meta:editing-duration>PT6H40M12S</meta:editing-duration>
    <meta:editing-cycles>30</meta:editing-cycles>
    <meta:generator>LibreOffice/6.1.5.2$Windows_X86_64 LibreOffice_project/90f8dcf33c87b3705e78202e3df5142b201bd805</meta:generator>
    <dc:description>    Copyright (C) 2012 Ronald Steven Sutherland
    Report errors or omissions to rsutherland at epccs dot com
    Permission is granted to copy, distribute and/or modify this document 
    under the terms of the GNU Free Documentation License, Version 1.2 or 
    any later version published by the Free Software Foundation. A 
    copy of the license is included in the section entitled &amp;quot;GNU Free 
    Documentation License&amp;quot;.</dc:description>
    <meta:document-statistic meta:object-count="78"/>
  </office:meta>
</office:document-meta>
</file>